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ExtraLight" svg:font-family="'Cascadia Mono ExtraLight'" style:font-family-generic="modern" style:font-pitch="fixed"/>
    <style:font-face style:name="Comic Sans MS" svg:font-family="'Comic Sans MS'" style:font-family-generic="script" style:font-pitch="variable"/>
    <style:font-face style:name="Figtree" svg:font-family="Figtree,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mayo-sans" svg:font-family="mayo-sans"/>
  </office:font-face-decls>
  <office:automatic-styles>
    <style:style style:name="P1" style:family="paragraph" style:parent-style-name="Standard">
      <style:text-properties style:font-name="Comic Sans MS" fo:font-weight="bold" officeooo:rsid="00194891" officeooo:paragraph-rsid="00194891" style:font-weight-asian="bold" style:font-weight-complex="bold"/>
    </style:style>
    <style:style style:name="P2" style:family="paragraph" style:parent-style-name="Standard">
      <style:text-properties style:font-name="Comic Sans MS" officeooo:paragraph-rsid="00194891"/>
    </style:style>
    <style:style style:name="P3" style:family="paragraph" style:parent-style-name="Standard">
      <style:text-properties officeooo:paragraph-rsid="00194891"/>
    </style:style>
    <style:style style:name="P4" style:family="paragraph" style:parent-style-name="Heading_20_3">
      <style:text-properties style:font-name="Comic Sans MS" fo:font-size="20pt" fo:font-style="italic" style:text-underline-style="solid" style:text-underline-width="auto" style:text-underline-color="font-color" fo:font-weight="normal" officeooo:paragraph-rsid="001c5f22" style:font-size-asian="20pt" style:font-style-asian="italic" style:font-weight-asian="normal" style:font-size-complex="20pt" style:font-style-complex="italic" style:font-weight-complex="normal"/>
    </style:style>
    <style:style style:name="P5" style:family="paragraph" style:parent-style-name="Text_20_body">
      <style:text-properties style:font-name="Comic Sans MS" fo:font-size="12pt" style:font-size-asian="12pt" style:font-size-complex="12pt"/>
    </style:style>
    <style:style style:name="P6" style:family="paragraph" style:parent-style-name="Text_20_body" style:list-style-name="L1"/>
    <style:style style:name="P7" style:family="paragraph" style:parent-style-name="Text_20_body" style:list-style-name="L2"/>
    <style:style style:name="P8" style:family="paragraph" style:parent-style-name="Horizontal_20_Line">
      <style:text-properties style:font-name="Comic Sans MS" fo:font-size="12pt" style:font-size-asian="12pt" style:font-size-complex="12pt"/>
    </style:style>
    <style:style style:name="P9" style:family="paragraph" style:parent-style-name="Text_20_body" style:list-style-name="L3"/>
    <style:style style:name="P10" style:family="paragraph" style:parent-style-name="Text_20_body">
      <style:text-properties style:font-name="Comic Sans MS" fo:font-size="12pt" officeooo:rsid="001e9d84" officeooo:paragraph-rsid="001e9d84" style:font-size-asian="12pt" style:font-size-complex="12pt"/>
    </style:style>
    <style:style style:name="P11" style:family="paragraph" style:parent-style-name="Text_20_body">
      <style:text-properties style:font-name="Comic Sans MS" officeooo:paragraph-rsid="001e9d84"/>
    </style:style>
    <style:style style:name="P12" style:family="paragraph" style:parent-style-name="Text_20_body">
      <style:text-properties officeooo:paragraph-rsid="001e9d84"/>
    </style:style>
    <style:style style:name="P13" style:family="paragraph" style:parent-style-name="Text_20_body">
      <style:text-properties officeooo:rsid="001e9d84" officeooo:paragraph-rsid="001e9d84"/>
    </style:style>
    <style:style style:name="P14" style:family="paragraph" style:parent-style-name="Text_20_body">
      <style:text-properties fo:font-weight="bold" officeooo:paragraph-rsid="001e9d84" style:font-weight-asian="bold" style:font-weight-complex="bold"/>
    </style:style>
    <style:style style:name="P15" style:family="paragraph" style:parent-style-name="Text_20_body">
      <style:text-properties fo:font-weight="bold" officeooo:paragraph-rsid="001f199f" style:font-weight-asian="bold" style:font-weight-complex="bold"/>
    </style:style>
    <style:style style:name="P16" style:family="paragraph" style:parent-style-name="Text_20_body">
      <style:text-properties officeooo:paragraph-rsid="0020604b"/>
    </style:style>
    <style:style style:name="P17" style:family="paragraph" style:parent-style-name="Text_20_body">
      <style:text-properties style:font-name="Comic Sans MS"/>
    </style:style>
    <style:style style:name="P18" style:family="paragraph" style:parent-style-name="Text_20_body">
      <style:text-properties officeooo:paragraph-rsid="002218b3"/>
    </style:style>
    <style:style style:name="T1" style:family="text">
      <style:text-properties officeooo:rsid="001f199f"/>
    </style:style>
    <style:style style:name="T2" style:family="text">
      <style:text-properties fo:font-weight="bold" officeooo:rsid="00194891" style:font-weight-asian="bold" style:font-weight-complex="bold"/>
    </style:style>
    <style:style style:name="T3" style:family="text">
      <style:text-properties style:font-name="Comic Sans MS"/>
    </style:style>
    <style:style style:name="T4" style:family="text">
      <style:text-properties fo:font-variant="normal" fo:text-transform="none" fo:color="#202426" loext:opacity="100%" fo:letter-spacing="normal" officeooo:rsid="001c5f22"/>
    </style:style>
    <style:style style:name="T5" style:family="text">
      <style:text-properties style:font-name="Comic Sans MS" fo:font-size="12pt" style:font-size-asian="12pt" style:font-size-complex="12pt"/>
    </style:style>
    <style:style style:name="T6" style:family="text">
      <style:text-properties fo:font-variant="normal" fo:text-transform="none" fo:color="#202426" loext:opacity="100%" fo:letter-spacing="normal"/>
    </style:style>
    <style:style style:name="T7" style:family="text">
      <style:text-properties fo:font-size="12pt" officeooo:rsid="001e9d84" style:font-size-asian="12pt" style:font-size-complex="12pt"/>
    </style:style>
    <style:style style:name="T8" style:family="text">
      <style:text-properties fo:font-weight="bold" style:font-weight-asian="bold" style:font-weight-complex="bold"/>
    </style:style>
    <style:style style:name="T9" style:family="text">
      <style:text-properties style:font-name="Comic Sans MS" fo:font-weight="bold" officeooo:rsid="001d1a39" style:font-weight-asian="bold" style:font-weight-complex="bold"/>
    </style:style>
    <style:style style:name="T10" style:family="text">
      <style:text-properties style:font-name="Comic Sans MS" officeooo:rsid="001d1a39"/>
    </style:style>
    <style:style style:name="T11" style:family="text">
      <style:text-properties style:font-name="Comic Sans MS" fo:font-weight="normal" officeooo:rsid="001d1a39" style:font-weight-asian="normal" style:font-weight-complex="normal"/>
    </style:style>
    <style:style style:name="T12" style:family="text">
      <style:text-properties style:font-name="Comic Sans MS" fo:font-weight="normal" style:font-weight-asian="normal" style:font-weight-complex="normal"/>
    </style:style>
    <style:style style:name="T13" style:family="text">
      <style:text-properties fo:font-variant="normal" fo:text-transform="none" fo:color="#333333" loext:opacity="100%" style:font-name="Comic Sans MS" fo:font-size="20pt" fo:letter-spacing="normal" fo:font-style="italic" style:text-underline-style="solid" style:text-underline-width="auto" style:text-underline-color="font-color" fo:font-weight="bold" officeooo:rsid="0020604b" style:font-size-asian="17.5pt" style:font-style-asian="italic" style:font-weight-asian="bold" style:font-size-complex="20pt" style:font-style-complex="italic" style:font-weight-complex="bold"/>
    </style:style>
    <style:style style:name="T14" style:family="text">
      <style:text-properties fo:font-variant="normal" fo:text-transform="none" fo:color="#333333" loext:opacity="100%" style:font-name="Comic Sans MS" fo:font-size="12pt" fo:letter-spacing="normal" fo:font-style="normal" style:text-underline-style="none" fo:font-weight="normal" officeooo:rsid="0020604b" style:font-size-asian="10.5pt" style:font-style-asian="normal" style:font-weight-asian="normal" style:font-size-complex="12pt" style:font-style-complex="normal" style:font-weight-complex="normal"/>
    </style:style>
    <style:style style:name="T15" style:family="text">
      <style:text-properties style:font-name="Comic Sans MS" officeooo:rsid="002218b3"/>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text:span text:style-name="T1">JERCICIO</text:span> 1</text:p>
      <text:p text:style-name="P1"/>
      <text:p text:style-name="P2"><text:span text:style-name="T2">“</text:span>Busca un ejemplo de un proyecto de Inteligencia Artificial que se encuentre funcionando y documenta todo lo que puedas su funcionamiento, su capacidad técnica y que objetivo persigue o en que esta contribuyendo. “</text:p>
      <text:p text:style-name="P2"/>
      <text:p text:style-name="P3"><text:span text:style-name="T3"/></text:p>
      <text:h text:style-name="P4" text:outline-level="3"><text:span text:style-name="T4">Asistentes Virtuales para la Salud Mental: Un Caso de Uso</text:span></text:h>
      <text:p text:style-name="P5">La inteligencia artificial (IA) ha revolucionado diversos sectores, y la salud mental no es una excepción. En un mundo donde 1 de cada 4 personas experimentará problemas de salud mental según la Organización Mundial de la Salud (OMS), herramientas innovadoras como los asistentes virtuales ofrecen una solución accesible para enfrentar estos desafíos. Este documento se centra en el ejemplo de Woebot, un chatbot basado en técnicas de terapia cognitivo-conductual (TCC), que ha demostrado un impacto significativo en el apoyo emocional y la gestión de trastornos mentales leves.</text:p>
      <text:h text:style-name="Heading_20_3" text:outline-level="3"><text:span text:style-name="Strong_20_Emphasis"><text:span text:style-name="T5">Woebot: Funcionalidad y Propósito</text:span></text:span></text:h>
      <text:p text:style-name="P5">Woebot es un chatbot diseñado para proporcionar apoyo emocional y ayudar a los usuarios a gestionar sus emociones mediante técnicas de TCC. Su objetivo principal es facilitar un acceso inmediato y asequible a herramientas de salud mental basadas en evidencia científica, promoviendo el bienestar emocional de sus usuarios.</text:p>
      <text:h text:style-name="Heading_20_4" text:outline-level="4"><text:span text:style-name="Strong_20_Emphasis"><text:span text:style-name="T5">Capacidades Técnicas</text:span></text:span></text:h>
      <text:list text:style-name="L1">
        <text:list-header>
          <text:p text:style-name="P6"><text:span text:style-name="Strong_20_Emphasis"><text:span text:style-name="T5">-Procesamiento del Lenguaje Natural (NLP):</text:span></text:span><text:span text:style-name="T5"> Woebot utiliza NLP para analizar las interacciones de los usuarios, permitiéndole responder de manera personalizada y empática.</text:span></text:p>
          <text:list>
            <text:list-item>
              <text:p text:style-name="P6"><text:span text:style-name="Strong_20_Emphasis"><text:span text:style-name="T5">Ejemplo:</text:span></text:span><text:span text:style-name="T5"> Si un usuario menciona sentirse "abrumado", Woebot puede ofrecer ejercicios de reestructuración cognitiva o técnicas de relajación.</text:span></text:p>
            </text:list-item>
          </text:list>
          <text:p text:style-name="P6"><text:span text:style-name="Strong_20_Emphasis"><text:span text:style-name="T5">-Terapia Cognitivo-Conductual Automatizada:</text:span></text:span><text:span text:style-name="T5"> Emplea principios de la TCC para ayudar a los usuarios a identificar patrones de pensamiento negativos y desarrollar estrategias para manejarlos.</text:span></text:p>
          <text:list text:continue-numbering="true">
            <text:list-item>
              <text:p text:style-name="P6"><text:span text:style-name="Strong_20_Emphasis"><text:span text:style-name="T5">Ejemplo:</text:span></text:span><text:span text:style-name="T5"> Enseña a los usuarios a identificar "pensamientos automáticos" y reemplazarlos con pensamientos más equilibrados.</text:span></text:p>
            </text:list-item>
          </text:list>
          <text:p text:style-name="P6"><text:soft-page-break/><text:span text:style-name="Strong_20_Emphasis"><text:span text:style-name="T5">-Interacciones Basadas en Datos:</text:span></text:span><text:span text:style-name="T5"> Woebot utiliza datos anonimizados para ajustar sus respuestas y sugerencias, mejorando la experiencia del usuario con cada interacción.</text:span></text:p>
          <text:list text:continue-numbering="true">
            <text:list-item>
              <text:p text:style-name="P6"><text:span text:style-name="Strong_20_Emphasis"><text:span text:style-name="T5">Personalización:</text:span></text:span><text:span text:style-name="T5"> Aunque no sustituye a un terapeuta, adapta las sugerencias según el progreso del usuario.</text:span></text:p>
            </text:list-item>
          </text:list>
          <text:p text:style-name="P6"><text:span text:style-name="Strong_20_Emphasis"><text:span text:style-name="T5">-Accesibilidad Global:</text:span></text:span><text:span text:style-name="T5"> Disponible a través de aplicaciones móviles y navegadores, su diseño está orientado a facilitar el acceso en todo momento.</text:span></text:p>
        </text:list-header>
      </text:list>
      <text:h text:style-name="Heading_20_4" text:outline-level="4"><text:span text:style-name="Strong_20_Emphasis"><text:span text:style-name="T5">Contribución Social</text:span></text:span></text:h>
      <text:list text:style-name="L2">
        <text:list-header>
          <text:p text:style-name="P7"><text:span text:style-name="Strong_20_Emphasis"><text:span text:style-name="T5">-Apoyo Inmediato:</text:span></text:span><text:span text:style-name="T5"> Ofrece intervenciones rápidas a personas que enfrentan estrés, ansiedad o estados de ánimo bajos.</text:span></text:p>
          <text:p text:style-name="P7"><text:span text:style-name="Strong_20_Emphasis"><text:span text:style-name="T5">-Educación en Salud Mental:</text:span></text:span><text:span text:style-name="T5"> Enseña a los usuarios herramientas prácticas para gestionar sus emociones, fomentando la autoeficacia.</text:span></text:p>
          <text:p text:style-name="P7"><text:span text:style-name="Strong_20_Emphasis"><text:span text:style-name="T5">-Reducción de Barreras:</text:span></text:span><text:span text:style-name="T5"> Al ser accesible y asequible, Woebot amplía el alcance de los recursos de salud mental, especialmente en áreas con escasez de profesionales.</text:span></text:p>
        </text:list-header>
      </text:list>
      <text:p text:style-name="P8"/>
      <text:h text:style-name="Heading_20_3" text:outline-level="3"><text:span text:style-name="Strong_20_Emphasis"><text:span text:style-name="T5">Consideraciones Éticas y Limitaciones</text:span></text:span></text:h>
      <text:list text:style-name="L3">
        <text:list-header>
          <text:p text:style-name="P9"><text:span text:style-name="Strong_20_Emphasis"><text:span text:style-name="T5">-Privacidad de los Datos:</text:span></text:span><text:span text:style-name="T5"> Woebot recopila datos sensibles sobre el estado emocional de los usuarios. Es crucial que implemente estrictas medidas de seguridad para proteger esta información.</text:span></text:p>
          <text:p text:style-name="P9"><text:span text:style-name="Strong_20_Emphasis"><text:span text:style-name="T5">-Rol Complementario:</text:span></text:span><text:span text:style-name="T5"> No sustituye a un terapeuta humano, por lo que es importante educar a los usuarios sobre sus límites.</text:span></text:p>
          <text:p text:style-name="P9"><text:span text:style-name="Strong_20_Emphasis"><text:span text:style-name="T5">-Eficacia en Casos Graves:</text:span></text:span><text:span text:style-name="T5"> Aunque es útil para trastornos leves a moderados, no está diseñado para tratar casos graves de depresión, ansiedad o trastornos complejos.</text:span></text:p>
        </text:list-header>
      </text:list>
      <text:h text:style-name="Heading_20_3" text:outline-level="3"><text:span text:style-name="Strong_20_Emphasis"><text:span text:style-name="T5">Impacto y Futuro de Woebot</text:span></text:span></text:h>
      <text:p text:style-name="P5">Woebot ha demostrado ser una herramienta eficaz en la promoción de la salud mental, especialmente para usuarios que buscan apoyo accesible y no estigmatizante. Su enfoque en la TCC lo posiciona como un recurso educativo y práctico para manejar desafíos emocionales cotidianos.</text:p>
      <text:p text:style-name="P5">En el futuro, se espera que Woebot integre tecnologías más avanzadas, como análisis de biomarcadores a través de dispositivos portátiles, para proporcionar <text:soft-page-break/>intervenciones aún más personalizadas. Además, colaboraciones con organizaciones de salud podrían expandir su alcance y efectividad.</text:p>
      <text:p text:style-name="P5"/>
      <text:p text:style-name="P5"/>
      <text:p text:style-name="P10"><text:span text:style-name="T4">O</text:span><text:span text:style-name="T6">tras plataformas son:</text:span></text:p>
      <text:p text:style-name="P11"><text:span text:style-name="T7">-</text:span>-<text:span text:style-name="T8">Florence 2.0</text:span>: Desarrollado por la Organización Mundial de la Salud, este chatbot ofrece recomendaciones sanitarias y apoyo para abandonar hábitos nocivos como el tabaquismo. </text:p>
      <text:p text:style-name="P12"><text:span text:style-name="Strong_20_Emphasis"><text:span text:style-name="T3">-Replika:</text:span></text:span><text:span text:style-name="T3"> Un asistente virtual diseñado para proporcionar apoyo emocional y conversación, adaptándose a la personalidad y necesidades del usuario. </text:span></text:p>
      <text:p text:style-name="P13"><text:span text:style-name="T3">Estas plataformas no han sido creadas para enfocarse en la salud mental, pero al ser de codigo abierto se pueden personalizar para que acompañen a los usuarios y mejorar su salud mental:</text:span></text:p>
      <text:p text:style-name="P12"><text:span text:style-name="T9">-Dragonfire: </text:span><text:span text:style-name="T10">Un asistente para sistemas Linux. Permite realizar tareas mediante comandos de voz. </text:span></text:p>
      <text:p text:style-name="P12"><text:span text:style-name="T9">- Open Assistan</text:span><text:span text:style-name="T11">: </text:span><text:span text:style-name="T12">Un proyecto de IA enfocado en crear un asistente que pueda aprender y colaborar con humanos. </text:span></text:p>
      <text:p text:style-name="P12"><text:span text:style-name="T9">- Kalliope: </text:span><text:span text:style-name="T3">Un proyecto de IA enfocado en crear un asistente que pueda aprender y colaborar con humanos. </text:span></text:p>
      <text:p text:style-name="P12"><text:span text:style-name="T9">- Mycroft: </text:span><text:span text:style-name="T3">Un asistente virtual que puede integrarse con dispositivos IoT y aplicaciones personalizadas.</text:span></text:p>
      <text:p text:style-name="P14"><text:span text:style-name="T3"/></text:p>
      <text:p text:style-name="P14"><text:span text:style-name="T3"/></text:p>
      <text:p text:style-name="P15"><text:span text:style-name="T3">EJERCICIO 2</text:span></text:p>
      <text:p text:style-name="P15"><text:span text:style-name="T3"><text:s/>“</text:span><text:span text:style-name="T12">OpenAI (openai.com) es un referente dentro del mundo de la Inteligencia Artificial. En los últimos años ha revolucionado el sector con la publicación de algoritmos y papers novedosos y vanguardistas. En clase hemos visto algunos de sus proyectos, la tarea de hoy es entrar en la web y buscar algún otro proyecto que os resulte de interés y detallarlo en un documento (nombre, descripción, objetivos, funcionamiento, tipo de tecnología de IA que utiliza: ML, DL, etc.). Algunos proyectos disponen de demos, si es posible adjuntar alguna captura de pantalla de vuestra investigación.”</text:span></text:p>
      <text:p text:style-name="P12"><text:span text:style-name="T3"/></text:p>
      <text:p text:style-name="P16"><text:soft-page-break/><text:span text:style-name="Strong_20_Emphasis"><text:span text:style-name="T13">Harvey</text:span></text:span></text:p>
      <text:p text:style-name="P16"><text:span text:style-name="Strong_20_Emphasis"><text:span text:style-name="T13"/></text:span></text:p>
      <text:p text:style-name="P16"><text:span text:style-name="Strong_20_Emphasis"><text:span text:style-name="T14">Harvey es una plataforma de inteligencia artificial (IA) generativa que está orientada al sector legal, desarrollada para ayudar a los abogados a mejorar la eficiencia de su trabajo. Su principal objetivo es automatizar tareas rutinarias y permitir que los profesionales del derecho puedan centrarse en aspectos más complejos y estratégicos de su práctica. Harvey se enfoca en la redacción y análisis de documentos legales, así como en responder preguntas de investigación en diversas áreas del derecho.</text:span></text:span></text:p>
      <text:p text:style-name="P17">Esta herramienta aprovecha el poder de los modelos de lenguaje avanzados, como GPT-4 de OpenAI, para generar texto legal, procesar grandes volúmenes de información y ofrecer respuestas contextuales y precisas. De este modo, la plataforma facilita tareas como la creación de borradores de contratos, la revisión de documentos legales y la asistencia en la investigación jurídica, entre otros.</text:p>
      <text:p text:style-name="Text_20_body"><text:span text:style-name="Strong_20_Emphasis"><text:span text:style-name="T3"/></text:span></text:p>
      <text:p text:style-name="P16"><text:span text:style-name="Strong_20_Emphasis"><text:span text:style-name="T3">Objetivos</text:span></text:span><text:span text:style-name="T3">:</text:span></text:p>
      <text:p text:style-name="P16"><text:span text:style-name="Strong_20_Emphasis"><text:span text:style-name="T3">-Automatización de tareas rutinarias</text:span></text:span><text:span text:style-name="T3">: Facilitar la creación de borradores de documentos legales, la revisión de contratos y otros procesos repetitivos.</text:span></text:p>
      <text:p text:style-name="P16"><text:span text:style-name="Strong_20_Emphasis"><text:span text:style-name="T3">-Mejorar la eficiencia</text:span></text:span><text:span text:style-name="T3">: Permitir que los abogados dediquen más tiempo a tareas estratégicas y de análisis complejos.</text:span></text:p>
      <text:p text:style-name="P16"><text:span text:style-name="Strong_20_Emphasis"><text:span text:style-name="T3">-Asistir en la investigación jurídica</text:span></text:span><text:span text:style-name="T3">: Proporcionar respuestas rápidas y precisas sobre temas legales complejos.</text:span></text:p>
      <text:p text:style-name="P16"><text:span text:style-name="Strong_20_Emphasis"><text:span text:style-name="T3">-Adaptabilidad</text:span></text:span><text:span text:style-name="T3">: Personalización de la plataforma para que se ajuste a las necesidades específicas de cada firma legal.</text:span></text:p>
      <text:p text:style-name="Text_20_body"><text:span text:style-name="Strong_20_Emphasis"><text:span text:style-name="T3">Funcionamiento</text:span></text:span><text:span text:style-name="T3">:<text:line-break/>Harvey utiliza modelos de lenguaje avanzados para procesar y generar texto de manera coherente y precisa. Está entrenado con datos legales específicos, que incluyen jurisprudencia, legislación y materiales de referencia. Gracias a este entrenamiento, puede entender el contexto de los casos legales y ofrecer soluciones específicas para distintas ramas del derecho, como derecho corporativo, propiedad intelectual, derecho penal, entre otros.</text:span></text:p>
      <text:p text:style-name="P17">La plataforma está diseñada para integrarse de manera fluida en los flujos de trabajo legales, permitiendo que los abogados interactúen con ella a través de una interfaz <text:soft-page-break/>amigable. A través de la plataforma, los abogados pueden crear documentos legales completos o realizar investigaciones sobre casos previos, todo dentro de un entorno que optimiza el tiempo y la precisión.</text:p>
      <text:p text:style-name="Text_20_body"><text:span text:style-name="Strong_20_Emphasis"><text:span text:style-name="T3">Tecnología de IA utilizada</text:span></text:span><text:span text:style-name="T3">:<text:line-break/>Harvey hace uso de </text:span><text:span text:style-name="Strong_20_Emphasis"><text:span text:style-name="T3">Deep Learning</text:span></text:span><text:span text:style-name="T3"> (Aprendizaje Profundo), específicamente de </text:span><text:span text:style-name="Strong_20_Emphasis"><text:span text:style-name="T3">modelos de lenguaje de gran escala</text:span></text:span><text:span text:style-name="T3">, como GPT-4. Estos modelos están diseñados para comprender y generar lenguaje humano con una precisión notable, lo que los convierte en una herramienta poderosa para tareas de redacción y análisis legal. A través de la tecnología de IA, la plataforma es capaz de adaptarse a las necesidades particulares de cada firma legal y mejorar continuamente su rendimiento.</text:span></text:p>
      <text:p text:style-name="Text_20_body"><text:span text:style-name="Strong_20_Emphasis"><text:span text:style-name="T3">Aplicaciones y asociaciones</text:span></text:span><text:span text:style-name="T3">:<text:line-break/>Harvey ha logrado establecer asociaciones con importantes firmas legales, como </text:span><text:span text:style-name="Strong_20_Emphasis"><text:span text:style-name="T3">Allen &amp; Overy</text:span></text:span><text:span text:style-name="T3">, para integrar su tecnología en los flujos de trabajo de las firmas. Esto ha permitido a los profesionales del derecho acceder a herramientas avanzadas que les permiten ser más productivos, reducir costos y aumentar la calidad de su trabajo.</text:span></text:p>
      <text:p text:style-name="Text_20_body"><text:span text:style-name="Strong_20_Emphasis"><text:span text:style-name="T3">Conclusión</text:span></text:span><text:span text:style-name="T3">:<text:line-break/>Harvey es un ejemplo claro de cómo la inteligencia artificial puede transformar sectores tradicionales como el legal. Al automatizar tareas repetitivas y ofrecer soluciones rápidas y precisas, Harvey no solo mejora la productividad, sino que también permite a los abogados centrarse en aspectos más críticos de su trabajo.</text:span></text:p>
      <text:p text:style-name="P18"><text:span text:style-name="T15">Desgraciadamente, es una plataforma de pago y por ello no he podido usarla.</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ExtraLight" svg:font-family="'Cascadia Mono ExtraLight'" style:font-family-generic="modern" style:font-pitch="fixed"/>
    <style:font-face style:name="Comic Sans MS" svg:font-family="'Comic Sans MS'" style:font-family-generic="script" style:font-pitch="variable"/>
    <style:font-face style:name="Figtree" svg:font-family="Figtree,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mayo-sans" svg:font-family="mayo-san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3T09:44:58.808000000</meta:creation-date>
    <dc:date>2025-01-13T17:28:45.874000000</dc:date>
    <meta:editing-duration>PT12M34S</meta:editing-duration>
    <meta:editing-cycles>2</meta:editing-cycles>
    <meta:generator>LibreOffice/24.8.4.1$Windows_X86_64 LibreOffice_project/1be9007f5d86a3741c366527d13e2970cbeef057</meta:generator>
    <meta:document-statistic meta:table-count="0" meta:image-count="0" meta:object-count="0" meta:page-count="5" meta:paragraph-count="49" meta:word-count="1305" meta:character-count="8867" meta:non-whitespace-character-count="7612"/>
  </office:meta>
</office:document-meta>
</file>